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ca9a2" officeooo:paragraph-rsid="000ca9a2"/>
    </style:style>
    <style:style style:name="T1" style:family="text">
      <style:text-properties officeooo:rsid="000d4c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:</text:p>
      <text:p text:style-name="P1"/>
      <text:p text:style-name="P1">Here I present my latest interludes into parallel programming with MPI. <text:span text:style-name="T1">I wrote a Hello World program utilizing a ring style of process communication and modified the reduce method of Trapozoidal Rule numerical integration program. Finally, I explored numerical integration using Simpson’s Rule in both a serial and parallel format. These projects provided for increasing sophistication in inter-processes communication and parallel algorithm desig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5:31:48.705275700</meta:creation-date>
    <dc:date>2016-08-29T15:50:21.188701518</dc:date>
    <meta:editing-duration>PT7M42S</meta:editing-duration>
    <meta:editing-cycles>1</meta:editing-cycles>
    <meta:document-statistic meta:table-count="0" meta:image-count="0" meta:object-count="0" meta:page-count="1" meta:paragraph-count="2" meta:word-count="64" meta:character-count="459" meta:non-whitespace-character-count="397"/>
    <meta:generator>LibreOffice/5.2.0.4$Linux_X86_64 LibreOffice_project/20m0$Build-4</meta:generator>
  </office:meta>
</office:document-meta>
</file>